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4.95pt" fo:break-before="auto" style:use-optimal-row-height="true"/>
    </style:style>
    <style:style style:name="ro7" style:family="table-row">
      <style:table-row-properties style:row-height="23.7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formula="of:=AVERAGE([.W3:.W7])" office:value-type="float" office:value="40.45" calcext:value-type="float">
            <text:p>40.45</text:p>
          </table:table-cell>
          <table:table-cell table:number-columns-repeated="10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</table:table-row>
        <table:table-row table:style-name="ro6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60" calcext:value-type="currency">
            <text:p>$1,660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style-name="ce42" table:formula="of:=AVERAGE([.W10:.W15])" office:value-type="float" office:value="47.9166666666667" calcext:value-type="float">
            <text:p>47.92</text:p>
          </table:table-cell>
          <table:table-cell table:number-columns-repeated="10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25" calcext:value-type="currency">
            <text:p>$1,22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7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65" calcext:value-type="currency">
            <text:p>$1,26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6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3];[.F13];[.H13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18" calcext:value-type="currency">
            <text:p>$1,51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23" calcext:value-type="currency">
            <text:p>$1,423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6"/>
          <table:table-cell table:style-name="ce42" table:formula="of:=AVERAGE([.W18:.W21])" office:value-type="float" office:value="58.125" calcext:value-type="float">
            <text:p>58.13</text:p>
          </table:table-cell>
          <table:table-cell table:number-columns-repeated="10"/>
        </table:table-row>
        <table:table-row table:style-name="ro5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06" calcext:value-type="currency">
            <text:p>$1,106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formula="of:=AVERAGE([.W24:.W26])" office:value-type="float" office:value="56.25" calcext:value-type="float">
            <text:p>56.25</text:p>
          </table:table-cell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</table:table-row>
        <table:table-row table:style-name="ro6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7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.W29:.W31])" office:value-type="float" office:value="82.5" calcext:value-type="float">
            <text:p>82.5</text:p>
          </table:table-cell>
          <table:table-cell table:number-columns-repeated="10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29];[.F29];[.H29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0];[.F30];[.H30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1];[.F31];[.H31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7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89" calcext:value-type="currency">
            <text:p>$1,289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7T14:35:30.070764887</dc:date>
    <meta:editing-duration>P16DT18H34M55S</meta:editing-duration>
    <meta:editing-cycles>308</meta:editing-cycles>
    <meta:generator>LibreOffice/5.1.6.2$Linux_X86_64 LibreOffice_project/10m0$Build-2</meta:generator>
    <meta:document-statistic meta:table-count="5" meta:cell-count="4693" meta:object-count="0"/>
  </office:meta>
</office:document-meta>
</file>